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==</text:span></text:p>
      <text:p text:style-name="P1"><text:span text:style-name="T1"><text:tab/><text:tab/> <text:s text:c="2"/>Anonymous Functions <text:s/>(or) Lambda Functions in Python</text:span></text:p>
      <text:p text:style-name="P1"><text:span text:style-name="T1"><text:tab/><text:tab/>===================================================</text:span></text:p>
      <text:p text:style-name="P1"><text:span text:style-name="T1">=&gt;Anonymous Functions are those which does not contain any name</text:span></text:p>
      <text:p text:style-name="P1"><text:span text:style-name="T1">=&gt;The Purpose of Anonymous Functions is that " To Perform Instant Operations "</text:span></text:p>
      <text:p text:style-name="P1"><text:span text:style-name="T1">=&gt;Instant Operations are those which are used at point of time only and no longer </text:span></text:p>
      <text:p text:style-name="P1"><text:span text:style-name="T1"><text:s text:c="4"/>interested to use in other part of Project.</text:span></text:p>
      <text:p text:style-name="P1"><text:span text:style-name="T1">=&gt;To develop Instant Operation by using Anonymous Functions, we use a key word </text:span></text:p>
      <text:p text:style-name="P1"><text:span text:style-name="T1"><text:s text:c="4"/>lambda. In Otherwords to define Anonymous Functions, we use lambda keyword. hence Anonymous Functions are called Lambda Functions.</text:span></text:p>
      <text:p text:style-name="P1"><text:span text:style-name="T1">=&gt;Anonymous Functions contains Single Executable Statement but never contains </text:span></text:p>
      <text:p text:style-name="P1"><text:span text:style-name="T1"><text:s text:c="4"/>multiple block of statements.</text:span></text:p>
      <text:p text:style-name="P1"><text:span text:style-name="T1">=&gt;Anonymous Functions returns the result automatically or implcitly (No need to use </text:span></text:p>
      <text:p text:style-name="P1"><text:span text:style-name="T1"><text:s text:c="4"/>return statement).</text:span></text:p>
      <text:p text:style-name="P1"><text:span text:style-name="T1">--------------------------------------------------------------------------------------------------------------</text:span></text:p>
      <text:p text:style-name="P1"><text:span text:style-name="T1">Syntax: <text:s text:c="14"/>varname=lambda params-list : Statement <text:s text:c="3"/></text:span></text:p>
      <text:p text:style-name="P1"><text:span text:style-name="T1">------------------------------------------------------------------------------------------------------------</text:span></text:p>
      <text:p text:style-name="P1"><text:span text:style-name="T1">Explanation:</text:span></text:p>
      <text:p text:style-name="P1"><text:span text:style-name="T1">------------------</text:span></text:p>
      <text:p text:style-name="P1"><text:span text:style-name="T1">=&gt;Varname is one of the valid variable name and treated as Function Name and it is an </text:span></text:p>
      <text:p text:style-name="P1"><text:span text:style-name="T1"><text:s text:c="20"/>object of &lt;class, 'function'&gt;</text:span></text:p>
      <text:p text:style-name="P1"><text:span text:style-name="T1">=&gt;lambda is a keyword and it is used for defining Anonymous Functions.</text:span></text:p>
      <text:p text:style-name="P1"><text:span text:style-name="T1">=&gt;params-list represents list of variable names used for holding the values coming from </text:span></text:p>
      <text:p text:style-name="P1"><text:span text:style-name="T1"><text:s text:c="19"/>Function Calls</text:span></text:p>
      <text:p text:style-name="P1"><text:span text:style-name="T1">=&gt;Statement represents Single Executable Statement and whose values returns </text:span></text:p>
      <text:p text:style-name="P1"><text:span text:style-name="T1"><text:s text:c="18"/>automatically or implicitly.</text:span></text:p>
      <text:p text:style-name="P1"><text:soft-page-break/><text:span text:style-name="T1">-------------------------------------------------------------------------------------------------------------------------</text:span></text:p>
      <text:p text:style-name="P1"><text:span text:style-name="T1">Function for addition of two numbers</text:span></text:p>
      <text:p text:style-name="P1"><text:span text:style-name="T1">-------------------------------------------------------------------------------------------------------------------------</text:span></text:p>
      <text:p text:style-name="P1"><text:span text:style-name="T1">def <text:s text:c="2"/>sumop(a,b):<text:tab/><text:tab/><text:tab/><text:tab/><text:tab/>kvr=lambda a,b:a+b</text:span></text:p>
      <text:p text:style-name="P1"><text:span text:style-name="T1"><text:s text:c="6"/>c=a+b</text:span></text:p>
      <text:p text:style-name="P1"><text:span text:style-name="T1"><text:s text:c="6"/>return c</text:span></text:p>
      <text:p text:style-name="P2"/>
      <text:p text:style-name="P2"/>
      <text:p text:style-name="P1"><text:span text:style-name="T1">#main program<text:tab/><text:tab/><text:tab/><text:tab/><text:tab/>#main program</text:span></text:p>
      <text:p text:style-name="P1"><text:span text:style-name="T1">res=sumop(10,20)<text:tab/><text:tab/><text:tab/><text:tab/><text:tab/>res=kvr(100,200)</text:span></text:p>
      <text:p text:style-name="P1"><text:span text:style-name="T1">print(res) <text:s/># 30<text:tab/><text:tab/><text:tab/><text:tab/><text:tab/><text:tab/>print(res) # 3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209" meta:character-count="2072" meta:non-whitespace-character-count="1757"/>
    <meta:generator>LibreOfficeDev/6.0.5.2$Linux_X86_64 LibreOffice_project/</meta:generator>
  </office:meta>
</office:document-meta>
</file>